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rebuchet MS" svg:font-family="'Trebuchet MS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Latha" svg:font-family="Lath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0d9ce8"/>
    </style:style>
    <style:style style:name="P2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3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fo:background-color="#ffffff" style:font-size-asian="10pt" style:language-asian="en" style:country-asian="US" style:font-name-complex="Times New Roman1" style:font-size-complex="10pt" style:language-complex="ar" style:country-complex="SA"/>
    </style:style>
    <style:style style:name="P4" style:family="paragraph" style:parent-style-name="Header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Verdana" fo:font-size="10pt" fo:language="en" fo:country="US" style:font-size-asian="10pt" style:language-asian="en" style:country-asian="US" style:font-name-complex="Latha" style:font-size-complex="10pt" style:language-complex="ar" style:country-complex="SA"/>
    </style:style>
    <style:style style:name="P5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222222" style:font-name="Verdana" fo:font-size="10pt" fo:background-color="#ffffff" style:font-size-asian="10pt" style:font-name-complex="Times New Roman1" style:font-size-complex="10pt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color="#222222" style:font-name="Verdana" fo:font-size="10pt" fo:background-color="#ffffff" style:font-size-asian="10pt" style:font-name-complex="Times New Roman1" style:font-size-complex="10pt"/>
    </style:style>
    <style:style style:name="P7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222222" style:font-name="Verdana" fo:font-size="10pt" officeooo:paragraph-rsid="000638d1" fo:background-color="#ffffff" style:font-size-asian="10pt" style:font-name-complex="Times New Roman1" style:font-size-complex="10pt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color="#222222" style:font-name="Verdana" fo:font-size="10pt" fo:font-weight="bold" fo:background-color="#ffffff" style:font-size-asian="10pt" style:font-weight-asian="bold" style:font-name-complex="Times New Roman1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fo:background-color="#ffffff" style:font-size-asian="10pt" style:language-asian="en" style:country-asian="US" style:font-name-complex="Times New Roman1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officeooo:rsid="000a534b" officeooo:paragraph-rsid="000a534b" fo:background-color="#ffffff" style:font-size-asian="10pt" style:language-asian="en" style:country-asian="US" style:font-name-complex="Times New Roman1" style:font-size-complex="10pt" style:language-complex="ar" style:country-complex="SA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officeooo:rsid="000a534b" officeooo:paragraph-rsid="000e7ce3" fo:background-color="#ffffff" style:font-size-asian="10pt" style:language-asian="en" style:country-asian="US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officeooo:rsid="000f2bb6" officeooo:paragraph-rsid="000fc767" fo:background-color="#ffffff" style:font-size-asian="10pt" style:language-asian="en" style:country-asian="US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officeooo:rsid="0012d7c8" officeooo:paragraph-rsid="0012d7c8" fo:background-color="#ffffff" style:font-size-asian="10pt" style:language-asian="en" style:country-asian="US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officeooo:rsid="0012d7c8" officeooo:paragraph-rsid="0013da13" fo:background-color="#ffffff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fo:language="en" fo:country="US" fo:font-weight="bold" officeooo:rsid="000d9ce8" officeooo:paragraph-rsid="000d9ce8" fo:background-color="#ffffff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222222" style:font-name="Verdana" fo:font-size="10pt" officeooo:paragraph-rsid="000fc767"/>
    </style:style>
    <style:style style:name="P17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Verdana" fo:font-size="10pt" style:text-underline-style="solid" style:text-underline-width="auto" style:text-underline-color="font-color" fo:font-weight="bold" officeooo:paragraph-rsid="0013da1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Verdana" fo:font-size="10pt" style:font-size-asian="10pt" style:font-size-complex="10pt"/>
    </style:style>
    <style:style style:name="P20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style:font-name="Verdana" fo:font-size="10pt" style:font-size-asian="10pt" style:font-size-complex="10pt"/>
    </style:style>
    <style:style style:name="P21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Verdana" fo:font-size="10pt" officeooo:paragraph-rsid="0013da13" style:font-size-asian="10pt" style:font-size-complex="10pt"/>
    </style:style>
    <style:style style:name="P22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Verdana" fo:font-size="10pt" officeooo:rsid="001585ef" officeooo:paragraph-rsid="001585ef" style:font-size-asian="10pt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Verdana" officeooo:paragraph-rsid="000e7ce3"/>
    </style:style>
    <style:style style:name="P24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ffff00" style:font-name="Verdana" fo:font-size="10pt" style:text-underline-style="solid" style:text-underline-width="auto" style:text-underline-color="font-color" fo:font-weight="bold" officeooo:rsid="0004ee34" officeooo:paragraph-rsid="0004ee34" fo:background-color="#ff400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ffff00" style:font-name="Verdana" fo:font-size="10pt" style:text-underline-style="solid" style:text-underline-width="auto" style:text-underline-color="font-color" fo:font-weight="bold" officeooo:rsid="0004ee34" fo:background-color="#ff4000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 style:writing-mode="lr-tb"/>
      <style:text-properties fo:color="#222222" style:font-name="Verdana" fo:font-size="10pt" fo:background-color="#ffffff" style:font-size-asian="10pt" style:font-name-complex="Times New Roman1" style:font-size-complex="10pt"/>
    </style:style>
    <style:style style:name="P27" style:family="paragraph">
      <style:text-properties style:font-name="Verdana" fo:font-size="10pt" fo:language="en" fo:country="US" style:font-size-asian="10pt" style:language-asian="en" style:country-asian="US" style:font-size-complex="10pt" style:language-complex="ar" style:country-complex="SA"/>
    </style:style>
    <style:style style:name="P28" style:family="paragraph" style:list-style-name="L1">
      <style:text-properties style:font-name="Verdana" fo:font-size="10pt" fo:language="en" fo:country="US" style:font-size-asian="10pt" style:language-asian="en" style:country-asian="US" style:font-size-complex="10pt" style:language-complex="ar" style:country-complex="SA"/>
    </style:style>
    <style:style style:name="T1" style:family="text">
      <style:text-properties fo:color="#ffffff" style:font-name="Verdana" fo:font-size="10pt" fo:language="en" fo:country="US" fo:font-weight="bold" fo:background-color="#993333" loext:char-shading-value="0" style:font-name-asian="Times New Roman1" style:font-size-asian="10pt" style:language-asian="en" style:country-asian="US" style:font-weight-asian="bold" style:font-name-complex="Helvetica" style:font-size-complex="10pt" style:language-complex="ar" style:country-complex="SA" style:font-weight-complex="bold"/>
    </style:style>
    <style:style style:name="T2" style:family="text">
      <style:text-properties fo:color="#ffffff" fo:font-size="10pt" fo:language="en" fo:country="US" fo:font-weight="bold" fo:background-color="#993333" loext:char-shading-value="0" style:font-name-asian="Times New Roman1" style:font-size-asian="10pt" style:language-asian="en" style:country-asian="US" style:font-weight-asian="bold" style:font-name-complex="Helvetica" style:font-size-complex="10pt" style:language-complex="ar" style:country-complex="SA" style:font-weight-complex="bold"/>
    </style:style>
    <style:style style:name="T3" style:family="text">
      <style:text-properties fo:color="#ffffff" style:font-name="Verdana" fo:font-size="10pt" fo:language="en" fo:country="US" fo:font-weight="bold" fo:background-color="#993333" loext:char-shading-value="0" style:font-name-asian="Times New Roman1" style:font-size-asian="10pt" style:language-asian="en" style:country-asian="US" style:font-weight-asian="bold" style:font-name-complex="Helvetica" style:font-size-complex="10pt" style:language-complex="ar" style:country-complex="SA" style:font-weight-complex="bold"/>
    </style:style>
    <style:style style:name="T4" style:family="text">
      <style:text-properties fo:color="#222222" fo:font-style="italic" fo:font-weight="bold" fo:background-color="#ffffff" loext:char-shading-value="0" style:font-style-asian="italic" style:font-weight-asian="bold" style:font-name-complex="Times New Roman1"/>
    </style:style>
    <style:style style:name="T5" style:family="text">
      <style:text-properties fo:color="#222222" fo:font-style="italic" fo:font-weight="bold" officeooo:rsid="0004aac1" fo:background-color="#ffffff" loext:char-shading-value="0" style:font-style-asian="italic" style:font-weight-asian="bold" style:font-name-complex="Times New Roman1"/>
    </style:style>
    <style:style style:name="T6" style:family="text">
      <style:text-properties fo:color="#222222" fo:font-style="italic" fo:background-color="#ffffff" loext:char-shading-value="0" style:font-style-asian="italic" style:font-name-complex="Times New Roman1"/>
    </style:style>
    <style:style style:name="T7" style:family="text">
      <style:text-properties fo:color="#222222" fo:background-color="#ffffff" loext:char-shading-value="0" style:font-name-complex="Times New Roman1"/>
    </style:style>
    <style:style style:name="T8" style:family="text">
      <style:text-properties fo:color="#222222" fo:font-weight="bold" fo:background-color="#ffffff" loext:char-shading-value="0" style:font-weight-asian="bold" style:font-name-complex="Times New Roman1"/>
    </style:style>
    <style:style style:name="T9" style:family="text">
      <style:text-properties fo:color="#222222" style:font-name="Verdana" fo:font-size="10pt" fo:background-color="#ffffff" loext:char-shading-value="0" style:font-size-asian="10pt" style:font-name-complex="Times New Roman1" style:font-size-complex="10pt"/>
    </style:style>
    <style:style style:name="T10" style:family="text">
      <style:text-properties fo:color="#222222" style:font-name="Verdana" fo:font-size="10pt" fo:language="en" fo:country="US" officeooo:rsid="000a534b" fo:background-color="#ffffff" loext:char-shading-value="0" style:font-size-asian="10pt" style:language-asian="en" style:country-asian="US" style:font-name-complex="Times New Roman1" style:font-size-complex="10pt" style:language-complex="ar" style:country-complex="SA"/>
    </style:style>
    <style:style style:name="T11" style:family="text">
      <style:text-properties fo:color="#222222" fo:font-size="10pt" fo:language="en" fo:country="US" officeooo:rsid="000a534b" fo:background-color="#ffffff" loext:char-shading-value="0" style:font-size-asian="10pt" style:language-asian="en" style:country-asian="US" style:font-name-complex="Times New Roman1" style:font-size-complex="10pt" style:language-complex="ar" style:country-complex="SA"/>
    </style:style>
    <style:style style:name="T12" style:family="text">
      <style:text-properties fo:color="#222222" fo:font-size="10pt" fo:background-color="#ffffff" loext:char-shading-value="0" style:font-size-asian="10pt" style:font-name-complex="Times New Roman1" style:font-size-complex="10pt"/>
    </style:style>
    <style:style style:name="T13" style:family="text">
      <style:text-properties fo:color="#222222" style:font-name="Verdana" fo:font-size="10pt" fo:background-color="#ffffff" loext:char-shading-value="0" style:font-size-asian="10pt" style:font-name-complex="Times New Roman1" style:font-size-complex="10pt"/>
    </style:style>
    <style:style style:name="T14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5" style:family="text">
      <style:text-properties fo:language="en" fo:country="US" style:text-underline-style="none" fo:font-weight="bold" officeooo:rsid="000fc767" fo:background-color="#ffffff" loext:char-shading-value="0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16" style:family="text">
      <style:text-properties fo:language="en" fo:country="US" style:text-underline-style="none" fo:font-weight="bold" officeooo:rsid="000f2bb6" fo:background-color="#ffffff" loext:char-shading-value="0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17" style:family="text">
      <style:text-properties officeooo:rsid="000638d1"/>
    </style:style>
    <style:style style:name="T18" style:family="text">
      <style:text-properties style:font-name-complex="Times New Roman1"/>
    </style:style>
    <style:style style:name="T19" style:family="text">
      <style:text-properties officeooo:rsid="000b18f6"/>
    </style:style>
    <style:style style:name="T20" style:family="text">
      <style:text-properties officeooo:rsid="000c3f0c"/>
    </style:style>
    <style:style style:name="T21" style:family="text">
      <style:text-properties officeooo:rsid="000cff53"/>
    </style:style>
    <style:style style:name="T22" style:family="text">
      <style:text-properties officeooo:rsid="000e3b9c"/>
    </style:style>
    <style:style style:name="T23" style:family="text">
      <style:text-properties fo:font-size="11.5pt" style:font-size-asian="11.5pt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0e3b9c" style:font-weight-asian="bold" style:font-weight-complex="bold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00fc767" style:font-weight-asian="bold" style:font-weight-complex="bold"/>
    </style:style>
    <style:style style:name="T28" style:family="text">
      <style:text-properties style:text-underline-style="none" fo:font-weight="bold" officeooo:rsid="0013da13" style:font-weight-asian="bold" style:font-weight-complex="bold"/>
    </style:style>
    <style:style style:name="T29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variant="normal" fo:text-transform="none" fo:color="#555555" style:font-name="Trebuchet MS" fo:font-size="9.75pt" fo:letter-spacing="normal" fo:font-style="normal" style:text-underline-style="none" fo:font-weight="bold" style:font-weight-asian="bold" style:font-weight-complex="bold"/>
    </style:style>
    <style:style style:name="T31" style:family="text">
      <style:text-properties fo:font-variant="normal" fo:text-transform="none" fo:color="#555555" fo:font-size="9.75pt" fo:letter-spacing="normal" fo:font-style="normal" style:text-underline-style="none" fo:font-weight="bold" style:font-weight-asian="bold" style:font-weight-complex="bold"/>
    </style:style>
    <style:style style:name="T32" style:family="text">
      <style:text-properties fo:font-variant="normal" fo:text-transform="none" fo:letter-spacing="normal" fo:language="en" fo:country="US" fo:font-style="normal" style:text-underline-style="none" fo:font-weight="bold" officeooo:rsid="000e3b9c" fo:background-color="#ffffff" loext:char-shading-value="0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Internet_20_link"><text:span text:style-name="T1">AICTE - NITTT - Module 1 - Orientation Towards Technical Education and Curriculum Aspects</text:span></text:span></text:p>
      <text:p text:style-name="P17">Assignment no 1 : Week 1 </text:p>
      <text:p text:style-name="P19">Name : Shri Abhinay Dipak Ambure</text:p>
      <text:p text:style-name="P19">Designation : Lecturer in Computer engg dept.</text:p>
      <text:p text:style-name="P19">Working Institute name : Government Residential Womens Polytechnic, Latur Maharashtra.</text:p>
      <text:p text:style-name="P22">Email : <text:a xlink:type="simple" xlink:href="mailto:adambure21@gmail.com" text:style-name="Internet_20_link" text:visited-style-name="Visited_20_Internet_20_Link">adambure21@gmail.com</text:a></text:p>
      <text:p text:style-name="P22">Mob : 9028860029</text:p>
      <text:p text:style-name="P19"/>
      <text:p text:style-name="P24">Activity :</text:p>
      <text:p text:style-name="P19"><text:span text:style-name="T5">#</text:span><text:span text:style-name="T4">Formal Education:</text:span><text:span text:style-name="T6"> </text:span></text:p>
      <text:p text:style-name="P6"><text:tab/>The formal education is given by specially qualified teachers they are supposed to be efficient in the art of instruction.</text:p>
      <text:p text:style-name="P20"><text:span text:style-name="T8"><text:tab/> Example: </text:span><text:span text:style-name="T7">School grading/certification, college, and university degrees </text:span></text:p>
      <text:p text:style-name="P8"><text:tab/>Advantages of Formal education: </text:p>
      <text:p text:style-name="P6"><text:tab/>Students acquire knowledge from trained and professional teachers</text:p>
      <text:p text:style-name="P8"><text:tab/> Disadvantages of Formal education: </text:p>
      <text:p text:style-name="P6"><text:tab/>Costly and rigid education as compare to other forms of learning </text:p>
      <text:p text:style-name="P20"><text:span text:style-name="T5">#</text:span><text:span text:style-name="T4">Informal Education:</text:span></text:p>
      <text:p text:style-name="P6">People can also get an informal education by reading many books from a library or educational websites. </text:p>
      <text:p text:style-name="P20"><text:span text:style-name="T8"><text:tab/>Example: </text:span><text:span text:style-name="T7">Someone learning his/her mother tongue. </text:span></text:p>
      <text:p text:style-name="P8"><text:tab/>Advantages of Informal Education: </text:p>
      <text:p text:style-name="P6"><text:tab/>No specific time span </text:p>
      <text:p text:style-name="P8"><text:tab/>Disadvantages of Informal Education:</text:p>
      <text:p text:style-name="P6"><text:tab/>Unpredictable results </text:p>
      <text:p text:style-name="P20"><text:span text:style-name="T5">#</text:span><text:span text:style-name="T4">Non-formal Education:</text:span><text:span text:style-name="T6"> </text:span></text:p>
      <text:p text:style-name="P6">Home education, individualized instruction (such as programmed learning), distance learning and computer-assisted instruction are other possibilities.</text:p>
      <text:p text:style-name="P20"><text:span text:style-name="T7"><text:tab/></text:span><text:span text:style-name="T8">Example: </text:span><text:span text:style-name="T7">Community-based adult education courses. </text:span></text:p>
      <text:p text:style-name="P8"><text:tab/>Advantages of Non-formal Education: </text:p>
      <text:p text:style-name="P6"><text:tab/>Practiced and vocational training. </text:p>
      <text:p text:style-name="P8"><text:tab/>Disadvantages of Non-formal Education:</text:p>
      <text:p text:style-name="P6"><text:tab/>No professional and trained teachers.</text:p>
      <text:p text:style-name="P4"/>
      <text:p text:style-name="P25"><text:span text:style-name="T14">ACTIVITY </text:span><text:span text:style-name="T18">– 02</text:span></text:p>
      <text:p text:style-name="P5">Q <text:s/>1. Find out the number of Polytechnics available in your State. • Government Polytechnics • Government Aided Polytechnics • Self- Financing / Private Polytechnics.</text:p>
      <text:p text:style-name="P26">ANS. <text:s/>Government Polytechnics <text:s text:c="3"/>- <text:s text:c="22"/><text:span text:style-name="T19">44</text:span></text:p>
      <text:p text:style-name="P26"><text:s text:c="11"/>Government Aided Polytechnics <text:s text:c="16"/><text:span text:style-name="T20">10</text:span></text:p>
      <text:p text:style-name="P26"><text:s text:c="11"/>Self- Financing / Private Polytechnics. <text:s text:c="7"/><text:span text:style-name="T21">11</text:span>6</text:p>
      <text:p text:style-name="P5"/>
      <text:p text:style-name="P5">Q. 2 . Out of these Polytechnics, which Polytechnics have Academic autonomy.</text:p>
      <text:p text:style-name="P7">ANS. <text:s text:c="2"/><text:span text:style-name="T17">Government Polytechnic,Amravati, Government Polytechnic,Nagpur</text:span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/>
      <text:p text:style-name="P15">Answers to the Assignment 1 </text:p>
      <text:p text:style-name="P23"><text:span text:style-name="T11">a) </text:span><text:s/><text:span text:style-name="T23">Consider an Engineering College / Institute. It may be the college / Institute you have studied or studying / worked or working. </text:span></text:p>
      <text:p text:style-name="P23"><text:span text:style-name="T23"/></text:p>
      <text:p text:style-name="P11"><text:span text:style-name="T22">My Previous institue named : </text:span><text:span text:style-name="T25">Goverment Polytechnic, murtizapur</text:span><text:span text:style-name="T22"> is accrediated with NBA for 3 years for the </text:span><text:span text:style-name="T25">Computer engineering,Mechanical Engineering, and Electrical Engineering programmes.</text:span></text:p>
      <text:p text:style-name="P11"><text:span text:style-name="T25"/></text:p>
      <text:p text:style-name="P12"><text:span text:style-name="T25">b</text:span><text:span text:style-name="T24">) </text:span><text:span text:style-name="T26">The institue has used NBA model. And 3 programmes are accredited for 3 years. They have accredited score between </text:span><text:span text:style-name="T29">650 to 750 Point.</text:span></text:p>
      <text:p text:style-name="P12"><text:span text:style-name="T26"/></text:p>
      <text:p text:style-name="P16"><text:span text:style-name="T15">c)</text:span><text:span text:style-name="T16"> </text:span><text:span text:style-name="T31">Instruction Related (Courses handled, course file, periods handled, assignments, correction of answer scri</text:span><text:span text:style-name="T32">pts in time, results etc.)</text:span></text:p>
      <text:p text:style-name="P16"><text:span text:style-name="T32"/></text:p>
      <text:list xml:id="list2275511407" text:style-name="L1">
        <text:list-item>
          <text:p text:style-name="Text_20_body">Departmental activities : projects handled, attendance / marks compilation duties, Seminar / Workshop organization functions, Counsellor etc.)</text:p>
        </text:list-item>
        <text:list-item>
          <text:p text:style-name="Text_20_body">Publications and consultancy (papers published in journals, papers presented, Books or chapters written etc.)</text:p>
        </text:list-item>
        <text:list-item>
          <text:p text:style-name="Text_20_body">Student feedback: (Semester-wise Student opinion poll results and the remarks by students in the Course Monitoring sessions each semester for each subject)</text:p>
        </text:list-item>
      </text:list>
      <text:p text:style-name="Text_20_body">Student opinion Poll is a long-established practice in the college .Each parameter is self-assessed by the teacher and also assessed by the HOD, after due verification.</text:p>
      <text:p text:style-name="P13"><text:span text:style-name="T26">All the academic records of institute well maintained.</text:span></text:p>
      <text:p text:style-name="P13"><text:span text:style-name="T26"/></text:p>
      <text:p text:style-name="P13"><text:span text:style-name="T26"/></text:p>
      <text:p text:style-name="P18">Assignment no 1 : Week 1 </text:p>
      <text:p text:style-name="P21">Name : Shri Abhinay Dipak Ambure</text:p>
      <text:p text:style-name="P21">Designation : Lecturer in Computer engg dept.</text:p>
      <text:p text:style-name="P21">Working Institute name : Government Residential Womens Polytechnic, Latur Maharashtra.</text:p>
      <text:p text:style-name="P22">Email : <text:a xlink:type="simple" xlink:href="mailto:adambure21@gmail.com" text:style-name="Internet_20_link" text:visited-style-name="Visited_20_Internet_20_Link">adambure21@gmail.com</text:a></text:p>
      <text:p text:style-name="P22">Mob : 9028860029</text:p>
      <text:p text:style-name="P14"><text:span text:style-name="T26">__________________________</text:span><text:span text:style-name="T28">END ________</text:span><text:span text:style-name="T26">________________________</text:span></text:p>
      <text:p text:style-name="P13"><text:span text:style-name="T26"/></text:p>
      <text:p text:style-name="P9"/>
      <text:p text:style-name="P3"/>
      <text:p text:style-name="Standard"><text:a xlink:type="simple" xlink:href="https://onlinecourses.swayam2.ac.in/ntr19_ed17/course" text:style-name="Internet_20_link" text:visited-style-name="Visited_20_Internet_20_Link"><text:span text:style-name="T9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rebuchet MS" svg:font-family="'Trebuchet MS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Latha" svg:font-family="Lath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d9c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12:45:00</meta:creation-date>
    <meta:generator>LibreOffice/6.3.3.2$Windows_X86_64 LibreOffice_project/a64200df03143b798afd1ec74a12ab50359878ed</meta:generator>
    <dc:date>2020-04-09T17:46:42.093000000</dc:date>
    <meta:editing-duration>PT29M13S</meta:editing-duration>
    <meta:editing-cycles>28</meta:editing-cycles>
    <meta:initial-creator>admin</meta:initial-creator>
    <meta:document-statistic meta:table-count="0" meta:image-count="0" meta:object-count="0" meta:page-count="2" meta:paragraph-count="53" meta:word-count="466" meta:character-count="3464" meta:non-whitespace-character-count="2942"/>
  </office:meta>
</office:document-meta>
</file>